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46"/>SNU developer log day 446</text:h>
      <text:p text:style-name="P2">I planned a lot to do last night, but only got to some parts of it. I had a really rough day today, I ran out of one of my medications, and had constant existential crisises, panic attacks, and severe jaw pain. I later got a replacement, and I got better. I prepared so much last night, unfortunately, I will have to do it tomorrow.</text:p>
      <text:p text:style-name="P2">Today, I continued with day 3 of separate update log and developer log entry pages. I also did documentation, and implemented several video player options I had plans to add in last night. Today wasn't a very good day for development, I still pushed myself to get something done. I hope to work on the other projects tomorrow.</text:p>
      <text:p text:style-name="Text_20_body"><text:span text:style-name="T1">Sean Patrick Myrick on April 20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5:51:38.024000000</meta:creation-date>
    <dc:date>2020-04-21T15:51:55.278000000</dc:date>
    <meta:editing-duration>PT19S</meta:editing-duration>
    <meta:editing-cycles>1</meta:editing-cycles>
    <meta:document-statistic meta:table-count="0" meta:image-count="0" meta:object-count="0" meta:page-count="1" meta:paragraph-count="4" meta:word-count="135" meta:character-count="721" meta:non-whitespace-character-count="590"/>
    <meta:generator>LibreOffice/6.1.2.1$Windows_X86_64 LibreOffice_project/65905a128db06ba48db947242809d14d3f9a93fe</meta:generator>
  </office:meta>
</office:document-meta>
</file>